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673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0.9575in"/>
    </style:style>
    <style:style style:name="co4" style:family="table-column">
      <style:table-column-properties fo:break-before="auto" style:column-width="1.472in"/>
    </style:style>
    <style:style style:name="co5" style:family="table-column">
      <style:table-column-properties fo:break-before="auto" style:column-width="0.581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4_edhoc_results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M1_total_size</text:p>
          </table:table-cell>
          <table:table-cell office:value-type="string" calcext:value-type="string">
            <text:p>M2_total_size</text:p>
          </table:table-cell>
          <table:table-cell office:value-type="string" calcext:value-type="string">
            <text:p>M3_total_size</text:p>
          </table:table-cell>
          <table:table-cell office:value-type="string" calcext:value-type="string">
            <text:p>M4_total_size</text:p>
          </table:table-cell>
          <table:table-cell office:value-type="string" calcext:value-type="string">
            <text:p>M1_gen_time</text:p>
          </table:table-cell>
          <table:table-cell office:value-type="string" calcext:value-type="string">
            <text:p>M2_gen_time</text:p>
          </table:table-cell>
          <table:table-cell office:value-type="string" calcext:value-type="string">
            <text:p>M3_gen_time</text:p>
          </table:table-cell>
          <table:table-cell office:value-type="string" calcext:value-type="string">
            <text:p>M4_gen_time</text:p>
          </table:table-cell>
          <table:table-cell office:value-type="string" calcext:value-type="string">
            <text:p>Total_Exchange_time</text:p>
          </table:table-cell>
          <table:table-cell office:value-type="string" calcext:value-type="string">
            <text:p>Metho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4" calcext:value-type="float">
            <text:p>0.04</text:p>
          </table:table-cell>
          <table:table-cell office:value-type="float" office:value="0.014" calcext:value-type="float">
            <text:p>0.014</text:p>
          </table:table-cell>
          <table:table-cell office:value-type="float" office:value="3.199" calcext:value-type="float">
            <text:p>3.199</text:p>
          </table:table-cell>
          <table:table-cell office:value-type="float" office:value="0.003" calcext:value-type="float">
            <text:p>0.003</text:p>
          </table:table-cell>
          <table:table-cell office:value-type="float" office:value="3.47" calcext:value-type="float">
            <text:p>3.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34" calcext:value-type="float">
            <text:p>0.034</text:p>
          </table:table-cell>
          <table:table-cell office:value-type="float" office:value="0.027" calcext:value-type="float">
            <text:p>0.027</text:p>
          </table:table-cell>
          <table:table-cell office:value-type="float" office:value="2.301" calcext:value-type="float">
            <text:p>2.301</text:p>
          </table:table-cell>
          <table:table-cell office:value-type="float" office:value="0.01" calcext:value-type="float">
            <text:p>0.01</text:p>
          </table:table-cell>
          <table:table-cell office:value-type="float" office:value="2.521" calcext:value-type="float">
            <text:p>2.5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4" calcext:value-type="float">
            <text:p>0.004</text:p>
          </table:table-cell>
          <table:table-cell office:value-type="float" office:value="1.904" calcext:value-type="float">
            <text:p>1.904</text:p>
          </table:table-cell>
          <table:table-cell office:value-type="float" office:value="0.003" calcext:value-type="float">
            <text:p>0.003</text:p>
          </table:table-cell>
          <table:table-cell office:value-type="float" office:value="2.004" calcext:value-type="float">
            <text:p>2.0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7" calcext:value-type="float">
            <text:p>0.007</text:p>
          </table:table-cell>
          <table:table-cell office:value-type="float" office:value="1.982" calcext:value-type="float">
            <text:p>1.982</text:p>
          </table:table-cell>
          <table:table-cell office:value-type="float" office:value="0.004" calcext:value-type="float">
            <text:p>0.004</text:p>
          </table:table-cell>
          <table:table-cell office:value-type="float" office:value="2.089" calcext:value-type="float">
            <text:p>2.0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5" calcext:value-type="float">
            <text:p>0.005</text:p>
          </table:table-cell>
          <table:table-cell office:value-type="float" office:value="1.917" calcext:value-type="float">
            <text:p>1.917</text:p>
          </table:table-cell>
          <table:table-cell office:value-type="float" office:value="0.004" calcext:value-type="float">
            <text:p>0.004</text:p>
          </table:table-cell>
          <table:table-cell office:value-type="float" office:value="2.034" calcext:value-type="float">
            <text:p>2.0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4" calcext:value-type="float">
            <text:p>0.004</text:p>
          </table:table-cell>
          <table:table-cell office:value-type="float" office:value="1.935" calcext:value-type="float">
            <text:p>1.935</text:p>
          </table:table-cell>
          <table:table-cell office:value-type="float" office:value="0.003" calcext:value-type="float">
            <text:p>0.003</text:p>
          </table:table-cell>
          <table:table-cell office:value-type="float" office:value="2.035" calcext:value-type="float">
            <text:p>2.0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7" calcext:value-type="float">
            <text:p>0.007</text:p>
          </table:table-cell>
          <table:table-cell office:value-type="float" office:value="1.765" calcext:value-type="float">
            <text:p>1.765</text:p>
          </table:table-cell>
          <table:table-cell office:value-type="float" office:value="0.004" calcext:value-type="float">
            <text:p>0.004</text:p>
          </table:table-cell>
          <table:table-cell office:value-type="float" office:value="1.895" calcext:value-type="float">
            <text:p>1.8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5" calcext:value-type="float">
            <text:p>0.005</text:p>
          </table:table-cell>
          <table:table-cell office:value-type="float" office:value="1.923" calcext:value-type="float">
            <text:p>1.923</text:p>
          </table:table-cell>
          <table:table-cell office:value-type="float" office:value="0.003" calcext:value-type="float">
            <text:p>0.003</text:p>
          </table:table-cell>
          <table:table-cell office:value-type="float" office:value="2.022" calcext:value-type="float">
            <text:p>2.0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21" calcext:value-type="float">
            <text:p>0.021</text:p>
          </table:table-cell>
          <table:table-cell office:value-type="float" office:value="0.007" calcext:value-type="float">
            <text:p>0.007</text:p>
          </table:table-cell>
          <table:table-cell office:value-type="float" office:value="1.827" calcext:value-type="float">
            <text:p>1.827</text:p>
          </table:table-cell>
          <table:table-cell office:value-type="float" office:value="0.004" calcext:value-type="float">
            <text:p>0.004</text:p>
          </table:table-cell>
          <table:table-cell office:value-type="float" office:value="1.957" calcext:value-type="float">
            <text:p>1.9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19" calcext:value-type="float">
            <text:p>0.019</text:p>
          </table:table-cell>
          <table:table-cell office:value-type="float" office:value="0.031" calcext:value-type="float">
            <text:p>0.031</text:p>
          </table:table-cell>
          <table:table-cell office:value-type="float" office:value="1.993" calcext:value-type="float">
            <text:p>1.993</text:p>
          </table:table-cell>
          <table:table-cell office:value-type="float" office:value="0.003" calcext:value-type="float">
            <text:p>0.003</text:p>
          </table:table-cell>
          <table:table-cell office:value-type="float" office:value="2.128" calcext:value-type="float">
            <text:p>2.1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6" calcext:value-type="float">
            <text:p>0.006</text:p>
          </table:table-cell>
          <table:table-cell office:value-type="float" office:value="1.86" calcext:value-type="float">
            <text:p>1.86</text:p>
          </table:table-cell>
          <table:table-cell office:value-type="float" office:value="0.002" calcext:value-type="float">
            <text:p>0.002</text:p>
          </table:table-cell>
          <table:table-cell office:value-type="float" office:value="1.968" calcext:value-type="float">
            <text:p>1.9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6" calcext:value-type="float">
            <text:p>0.006</text:p>
          </table:table-cell>
          <table:table-cell office:value-type="float" office:value="1.861" calcext:value-type="float">
            <text:p>1.861</text:p>
          </table:table-cell>
          <table:table-cell office:value-type="float" office:value="0.003" calcext:value-type="float">
            <text:p>0.003</text:p>
          </table:table-cell>
          <table:table-cell office:value-type="float" office:value="1.971" calcext:value-type="float">
            <text:p>1.9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5" calcext:value-type="float">
            <text:p>0.005</text:p>
          </table:table-cell>
          <table:table-cell office:value-type="float" office:value="1.92" calcext:value-type="float">
            <text:p>1.92</text:p>
          </table:table-cell>
          <table:table-cell office:value-type="float" office:value="0.003" calcext:value-type="float">
            <text:p>0.003</text:p>
          </table:table-cell>
          <table:table-cell office:value-type="float" office:value="2.022" calcext:value-type="float">
            <text:p>2.0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5" calcext:value-type="float">
            <text:p>0.005</text:p>
          </table:table-cell>
          <table:table-cell office:value-type="float" office:value="1.86" calcext:value-type="float">
            <text:p>1.86</text:p>
          </table:table-cell>
          <table:table-cell office:value-type="float" office:value="0.002" calcext:value-type="float">
            <text:p>0.002</text:p>
          </table:table-cell>
          <table:table-cell office:value-type="float" office:value="1.962" calcext:value-type="float">
            <text:p>1.9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3" calcext:value-type="float">
            <text:p>0.03</text:p>
          </table:table-cell>
          <table:table-cell office:value-type="float" office:value="1.791" calcext:value-type="float">
            <text:p>1.791</text:p>
          </table:table-cell>
          <table:table-cell office:value-type="float" office:value="0.003" calcext:value-type="float">
            <text:p>0.003</text:p>
          </table:table-cell>
          <table:table-cell office:value-type="float" office:value="1.918" calcext:value-type="float">
            <text:p>1.9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31" calcext:value-type="float">
            <text:p>0.031</text:p>
          </table:table-cell>
          <table:table-cell office:value-type="float" office:value="1.943" calcext:value-type="float">
            <text:p>1.943</text:p>
          </table:table-cell>
          <table:table-cell office:value-type="float" office:value="0.003" calcext:value-type="float">
            <text:p>0.003</text:p>
          </table:table-cell>
          <table:table-cell office:value-type="float" office:value="2.084" calcext:value-type="float">
            <text:p>2.0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21" calcext:value-type="float">
            <text:p>0.021</text:p>
          </table:table-cell>
          <table:table-cell office:value-type="float" office:value="0.007" calcext:value-type="float">
            <text:p>0.007</text:p>
          </table:table-cell>
          <table:table-cell office:value-type="float" office:value="1.795" calcext:value-type="float">
            <text:p>1.795</text:p>
          </table:table-cell>
          <table:table-cell office:value-type="float" office:value="0.007" calcext:value-type="float">
            <text:p>0.007</text:p>
          </table:table-cell>
          <table:table-cell office:value-type="float" office:value="1.952" calcext:value-type="float">
            <text:p>1.9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5" calcext:value-type="float">
            <text:p>0.005</text:p>
          </table:table-cell>
          <table:table-cell office:value-type="float" office:value="1.826" calcext:value-type="float">
            <text:p>1.826</text:p>
          </table:table-cell>
          <table:table-cell office:value-type="float" office:value="0.003" calcext:value-type="float">
            <text:p>0.003</text:p>
          </table:table-cell>
          <table:table-cell office:value-type="float" office:value="1.918" calcext:value-type="float">
            <text:p>1.9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4" calcext:value-type="float">
            <text:p>0.004</text:p>
          </table:table-cell>
          <table:table-cell office:value-type="float" office:value="2.389" calcext:value-type="float">
            <text:p>2.389</text:p>
          </table:table-cell>
          <table:table-cell office:value-type="float" office:value="0.007" calcext:value-type="float">
            <text:p>0.007</text:p>
          </table:table-cell>
          <table:table-cell office:value-type="float" office:value="2.552" calcext:value-type="float">
            <text:p>2.5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7" calcext:value-type="float">
            <text:p>0.007</text:p>
          </table:table-cell>
          <table:table-cell office:value-type="float" office:value="1.993" calcext:value-type="float">
            <text:p>1.993</text:p>
          </table:table-cell>
          <table:table-cell office:value-type="float" office:value="0.004" calcext:value-type="float">
            <text:p>0.004</text:p>
          </table:table-cell>
          <table:table-cell office:value-type="float" office:value="2.123" calcext:value-type="float">
            <text:p>2.1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6" calcext:value-type="float">
            <text:p>0.006</text:p>
          </table:table-cell>
          <table:table-cell office:value-type="float" office:value="2.092" calcext:value-type="float">
            <text:p>2.092</text:p>
          </table:table-cell>
          <table:table-cell office:value-type="float" office:value="0.003" calcext:value-type="float">
            <text:p>0.003</text:p>
          </table:table-cell>
          <table:table-cell office:value-type="float" office:value="2.204" calcext:value-type="float">
            <text:p>2.2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5" calcext:value-type="float">
            <text:p>0.005</text:p>
          </table:table-cell>
          <table:table-cell office:value-type="float" office:value="1.91" calcext:value-type="float">
            <text:p>1.91</text:p>
          </table:table-cell>
          <table:table-cell office:value-type="float" office:value="0.003" calcext:value-type="float">
            <text:p>0.003</text:p>
          </table:table-cell>
          <table:table-cell office:value-type="float" office:value="2.005" calcext:value-type="float">
            <text:p>2.0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5" calcext:value-type="float">
            <text:p>0.005</text:p>
          </table:table-cell>
          <table:table-cell office:value-type="float" office:value="1.861" calcext:value-type="float">
            <text:p>1.861</text:p>
          </table:table-cell>
          <table:table-cell office:value-type="float" office:value="0.003" calcext:value-type="float">
            <text:p>0.003</text:p>
          </table:table-cell>
          <table:table-cell office:value-type="float" office:value="1.96" calcext:value-type="float">
            <text:p>1.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5" calcext:value-type="float">
            <text:p>0.005</text:p>
          </table:table-cell>
          <table:table-cell office:value-type="float" office:value="1.932" calcext:value-type="float">
            <text:p>1.932</text:p>
          </table:table-cell>
          <table:table-cell office:value-type="float" office:value="0.003" calcext:value-type="float">
            <text:p>0.003</text:p>
          </table:table-cell>
          <table:table-cell office:value-type="float" office:value="2.062" calcext:value-type="float">
            <text:p>2.0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2" calcext:value-type="float">
            <text:p>0.02</text:p>
          </table:table-cell>
          <table:table-cell office:value-type="float" office:value="0.004" calcext:value-type="float">
            <text:p>0.004</text:p>
          </table:table-cell>
          <table:table-cell office:value-type="float" office:value="1.864" calcext:value-type="float">
            <text:p>1.864</text:p>
          </table:table-cell>
          <table:table-cell office:value-type="float" office:value="0.004" calcext:value-type="float">
            <text:p>0.004</text:p>
          </table:table-cell>
          <table:table-cell office:value-type="float" office:value="1.992" calcext:value-type="float">
            <text:p>1.9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5" calcext:value-type="float">
            <text:p>0.005</text:p>
          </table:table-cell>
          <table:table-cell office:value-type="float" office:value="1.91" calcext:value-type="float">
            <text:p>1.91</text:p>
          </table:table-cell>
          <table:table-cell office:value-type="float" office:value="0.003" calcext:value-type="float">
            <text:p>0.003</text:p>
          </table:table-cell>
          <table:table-cell office:value-type="float" office:value="2.014" calcext:value-type="float">
            <text:p>2.0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2" calcext:value-type="float">
            <text:p>0.02</text:p>
          </table:table-cell>
          <table:table-cell office:value-type="float" office:value="0.005" calcext:value-type="float">
            <text:p>0.005</text:p>
          </table:table-cell>
          <table:table-cell office:value-type="float" office:value="1.941" calcext:value-type="float">
            <text:p>1.941</text:p>
          </table:table-cell>
          <table:table-cell office:value-type="float" office:value="0.004" calcext:value-type="float">
            <text:p>0.004</text:p>
          </table:table-cell>
          <table:table-cell office:value-type="float" office:value="2.065" calcext:value-type="float">
            <text:p>2.0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5" calcext:value-type="float">
            <text:p>0.005</text:p>
          </table:table-cell>
          <table:table-cell office:value-type="float" office:value="1.837" calcext:value-type="float">
            <text:p>1.837</text:p>
          </table:table-cell>
          <table:table-cell office:value-type="float" office:value="0.004" calcext:value-type="float">
            <text:p>0.004</text:p>
          </table:table-cell>
          <table:table-cell office:value-type="float" office:value="1.957" calcext:value-type="float">
            <text:p>1.9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21" calcext:value-type="float">
            <text:p>0.021</text:p>
          </table:table-cell>
          <table:table-cell office:value-type="float" office:value="0.035" calcext:value-type="float">
            <text:p>0.035</text:p>
          </table:table-cell>
          <table:table-cell office:value-type="float" office:value="1.927" calcext:value-type="float">
            <text:p>1.927</text:p>
          </table:table-cell>
          <table:table-cell office:value-type="float" office:value="0.004" calcext:value-type="float">
            <text:p>0.004</text:p>
          </table:table-cell>
          <table:table-cell office:value-type="float" office:value="2.076" calcext:value-type="float">
            <text:p>2.0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4" calcext:value-type="float">
            <text:p>0.004</text:p>
          </table:table-cell>
          <table:table-cell office:value-type="float" office:value="1.863" calcext:value-type="float">
            <text:p>1.863</text:p>
          </table:table-cell>
          <table:table-cell office:value-type="float" office:value="0.003" calcext:value-type="float">
            <text:p>0.003</text:p>
          </table:table-cell>
          <table:table-cell office:value-type="float" office:value="1.965" calcext:value-type="float">
            <text:p>1.9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6" calcext:value-type="float">
            <text:p>0.006</text:p>
          </table:table-cell>
          <table:table-cell office:value-type="float" office:value="2.143" calcext:value-type="float">
            <text:p>2.143</text:p>
          </table:table-cell>
          <table:table-cell office:value-type="float" office:value="0.003" calcext:value-type="float">
            <text:p>0.003</text:p>
          </table:table-cell>
          <table:table-cell office:value-type="float" office:value="2.249" calcext:value-type="float">
            <text:p>2.2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5" calcext:value-type="float">
            <text:p>0.005</text:p>
          </table:table-cell>
          <table:table-cell office:value-type="float" office:value="1.984" calcext:value-type="float">
            <text:p>1.984</text:p>
          </table:table-cell>
          <table:table-cell office:value-type="float" office:value="0.004" calcext:value-type="float">
            <text:p>0.004</text:p>
          </table:table-cell>
          <table:table-cell office:value-type="float" office:value="2.107" calcext:value-type="float">
            <text:p>2.1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4" calcext:value-type="float">
            <text:p>0.004</text:p>
          </table:table-cell>
          <table:table-cell office:value-type="float" office:value="1.947" calcext:value-type="float">
            <text:p>1.947</text:p>
          </table:table-cell>
          <table:table-cell office:value-type="float" office:value="0.003" calcext:value-type="float">
            <text:p>0.003</text:p>
          </table:table-cell>
          <table:table-cell office:value-type="float" office:value="2.044" calcext:value-type="float">
            <text:p>2.0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38" calcext:value-type="float">
            <text:p>0.038</text:p>
          </table:table-cell>
          <table:table-cell office:value-type="float" office:value="1.992" calcext:value-type="float">
            <text:p>1.992</text:p>
          </table:table-cell>
          <table:table-cell office:value-type="float" office:value="0.003" calcext:value-type="float">
            <text:p>0.003</text:p>
          </table:table-cell>
          <table:table-cell office:value-type="float" office:value="2.131" calcext:value-type="float">
            <text:p>2.1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7" calcext:value-type="float">
            <text:p>0.007</text:p>
          </table:table-cell>
          <table:table-cell office:value-type="float" office:value="1.835" calcext:value-type="float">
            <text:p>1.835</text:p>
          </table:table-cell>
          <table:table-cell office:value-type="float" office:value="0.003" calcext:value-type="float">
            <text:p>0.003</text:p>
          </table:table-cell>
          <table:table-cell office:value-type="float" office:value="1.941" calcext:value-type="float">
            <text:p>1.9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4" calcext:value-type="float">
            <text:p>0.004</text:p>
          </table:table-cell>
          <table:table-cell office:value-type="float" office:value="1.97" calcext:value-type="float">
            <text:p>1.97</text:p>
          </table:table-cell>
          <table:table-cell office:value-type="float" office:value="0.003" calcext:value-type="float">
            <text:p>0.003</text:p>
          </table:table-cell>
          <table:table-cell office:value-type="float" office:value="2.072" calcext:value-type="float">
            <text:p>2.0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5" calcext:value-type="float">
            <text:p>0.005</text:p>
          </table:table-cell>
          <table:table-cell office:value-type="float" office:value="1.981" calcext:value-type="float">
            <text:p>1.981</text:p>
          </table:table-cell>
          <table:table-cell office:value-type="float" office:value="0.003" calcext:value-type="float">
            <text:p>0.003</text:p>
          </table:table-cell>
          <table:table-cell office:value-type="float" office:value="2.109" calcext:value-type="float">
            <text:p>2.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6" calcext:value-type="float">
            <text:p>0.006</text:p>
          </table:table-cell>
          <table:table-cell office:value-type="float" office:value="1.936" calcext:value-type="float">
            <text:p>1.936</text:p>
          </table:table-cell>
          <table:table-cell office:value-type="float" office:value="0.002" calcext:value-type="float">
            <text:p>0.002</text:p>
          </table:table-cell>
          <table:table-cell office:value-type="float" office:value="2.043" calcext:value-type="float">
            <text:p>2.0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7" calcext:value-type="float">
            <text:p>0.007</text:p>
          </table:table-cell>
          <table:table-cell office:value-type="float" office:value="1.927" calcext:value-type="float">
            <text:p>1.927</text:p>
          </table:table-cell>
          <table:table-cell office:value-type="float" office:value="0.003" calcext:value-type="float">
            <text:p>0.003</text:p>
          </table:table-cell>
          <table:table-cell office:value-type="float" office:value="2.034" calcext:value-type="float">
            <text:p>2.0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6" calcext:value-type="float">
            <text:p>0.006</text:p>
          </table:table-cell>
          <table:table-cell office:value-type="float" office:value="1.985" calcext:value-type="float">
            <text:p>1.985</text:p>
          </table:table-cell>
          <table:table-cell office:value-type="float" office:value="0.003" calcext:value-type="float">
            <text:p>0.003</text:p>
          </table:table-cell>
          <table:table-cell office:value-type="float" office:value="2.109" calcext:value-type="float">
            <text:p>2.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4" calcext:value-type="float">
            <text:p>0.004</text:p>
          </table:table-cell>
          <table:table-cell office:value-type="float" office:value="1.863" calcext:value-type="float">
            <text:p>1.863</text:p>
          </table:table-cell>
          <table:table-cell office:value-type="float" office:value="0.004" calcext:value-type="float">
            <text:p>0.004</text:p>
          </table:table-cell>
          <table:table-cell office:value-type="float" office:value="1.973" calcext:value-type="float">
            <text:p>1.9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4" calcext:value-type="float">
            <text:p>0.004</text:p>
          </table:table-cell>
          <table:table-cell office:value-type="float" office:value="1.944" calcext:value-type="float">
            <text:p>1.944</text:p>
          </table:table-cell>
          <table:table-cell office:value-type="float" office:value="0.003" calcext:value-type="float">
            <text:p>0.003</text:p>
          </table:table-cell>
          <table:table-cell office:value-type="float" office:value="2.048" calcext:value-type="float">
            <text:p>2.0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7" calcext:value-type="float">
            <text:p>0.007</text:p>
          </table:table-cell>
          <table:table-cell office:value-type="float" office:value="1.944" calcext:value-type="float">
            <text:p>1.944</text:p>
          </table:table-cell>
          <table:table-cell office:value-type="float" office:value="0.003" calcext:value-type="float">
            <text:p>0.003</text:p>
          </table:table-cell>
          <table:table-cell office:value-type="float" office:value="2.048" calcext:value-type="float">
            <text:p>2.0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4" calcext:value-type="float">
            <text:p>0.004</text:p>
          </table:table-cell>
          <table:table-cell office:value-type="float" office:value="1.98" calcext:value-type="float">
            <text:p>1.98</text:p>
          </table:table-cell>
          <table:table-cell office:value-type="float" office:value="0.003" calcext:value-type="float">
            <text:p>0.003</text:p>
          </table:table-cell>
          <table:table-cell office:value-type="float" office:value="2.077" calcext:value-type="float">
            <text:p>2.0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4" calcext:value-type="float">
            <text:p>0.004</text:p>
          </table:table-cell>
          <table:table-cell office:value-type="float" office:value="1.918" calcext:value-type="float">
            <text:p>1.918</text:p>
          </table:table-cell>
          <table:table-cell office:value-type="float" office:value="0.002" calcext:value-type="float">
            <text:p>0.002</text:p>
          </table:table-cell>
          <table:table-cell office:value-type="float" office:value="2.017" calcext:value-type="float">
            <text:p>2.0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8" calcext:value-type="float">
            <text:p>0.008</text:p>
          </table:table-cell>
          <table:table-cell office:value-type="float" office:value="1.757" calcext:value-type="float">
            <text:p>1.757</text:p>
          </table:table-cell>
          <table:table-cell office:value-type="float" office:value="0.003" calcext:value-type="float">
            <text:p>0.003</text:p>
          </table:table-cell>
          <table:table-cell office:value-type="float" office:value="1.864" calcext:value-type="float">
            <text:p>1.8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4" calcext:value-type="float">
            <text:p>0.004</text:p>
          </table:table-cell>
          <table:table-cell office:value-type="float" office:value="2.069" calcext:value-type="float">
            <text:p>2.069</text:p>
          </table:table-cell>
          <table:table-cell office:value-type="float" office:value="0.003" calcext:value-type="float">
            <text:p>0.003</text:p>
          </table:table-cell>
          <table:table-cell office:value-type="float" office:value="2.165" calcext:value-type="float">
            <text:p>2.1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2" calcext:value-type="float">
            <text:p>0.02</text:p>
          </table:table-cell>
          <table:table-cell office:value-type="float" office:value="0.005" calcext:value-type="float">
            <text:p>0.005</text:p>
          </table:table-cell>
          <table:table-cell office:value-type="float" office:value="1.911" calcext:value-type="float">
            <text:p>1.911</text:p>
          </table:table-cell>
          <table:table-cell office:value-type="float" office:value="0.003" calcext:value-type="float">
            <text:p>0.003</text:p>
          </table:table-cell>
          <table:table-cell office:value-type="float" office:value="2.028" calcext:value-type="float">
            <text:p>2.0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2" calcext:value-type="float">
            <text:p>0.02</text:p>
          </table:table-cell>
          <table:table-cell office:value-type="float" office:value="0.005" calcext:value-type="float">
            <text:p>0.005</text:p>
          </table:table-cell>
          <table:table-cell office:value-type="float" office:value="1.931" calcext:value-type="float">
            <text:p>1.931</text:p>
          </table:table-cell>
          <table:table-cell office:value-type="float" office:value="0.004" calcext:value-type="float">
            <text:p>0.004</text:p>
          </table:table-cell>
          <table:table-cell office:value-type="float" office:value="2.04" calcext:value-type="float">
            <text:p>2.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6" calcext:value-type="float">
            <text:p>0.006</text:p>
          </table:table-cell>
          <table:table-cell office:value-type="float" office:value="2.081" calcext:value-type="float">
            <text:p>2.081</text:p>
          </table:table-cell>
          <table:table-cell office:value-type="float" office:value="0.003" calcext:value-type="float">
            <text:p>0.003</text:p>
          </table:table-cell>
          <table:table-cell office:value-type="float" office:value="2.192" calcext:value-type="float">
            <text:p>2.1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7" calcext:value-type="float">
            <text:p>0.007</text:p>
          </table:table-cell>
          <table:table-cell office:value-type="float" office:value="1.95" calcext:value-type="float">
            <text:p>1.95</text:p>
          </table:table-cell>
          <table:table-cell office:value-type="float" office:value="0.003" calcext:value-type="float">
            <text:p>0.003</text:p>
          </table:table-cell>
          <table:table-cell office:value-type="float" office:value="2.059" calcext:value-type="float">
            <text:p>2.0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2" calcext:value-type="float">
            <text:p>0.02</text:p>
          </table:table-cell>
          <table:table-cell office:value-type="float" office:value="0.006" calcext:value-type="float">
            <text:p>0.006</text:p>
          </table:table-cell>
          <table:table-cell office:value-type="float" office:value="1.938" calcext:value-type="float">
            <text:p>1.938</text:p>
          </table:table-cell>
          <table:table-cell office:value-type="float" office:value="0.006" calcext:value-type="float">
            <text:p>0.006</text:p>
          </table:table-cell>
          <table:table-cell office:value-type="float" office:value="2.07" calcext:value-type="float">
            <text:p>2.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5" calcext:value-type="float">
            <text:p>0.005</text:p>
          </table:table-cell>
          <table:table-cell office:value-type="float" office:value="1.953" calcext:value-type="float">
            <text:p>1.953</text:p>
          </table:table-cell>
          <table:table-cell office:value-type="float" office:value="0.004" calcext:value-type="float">
            <text:p>0.004</text:p>
          </table:table-cell>
          <table:table-cell office:value-type="float" office:value="2.072" calcext:value-type="float">
            <text:p>2.0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7" calcext:value-type="float">
            <text:p>0.027</text:p>
          </table:table-cell>
          <table:table-cell office:value-type="float" office:value="1.8" calcext:value-type="float">
            <text:p>1.8</text:p>
          </table:table-cell>
          <table:table-cell office:value-type="float" office:value="0.003" calcext:value-type="float">
            <text:p>0.003</text:p>
          </table:table-cell>
          <table:table-cell office:value-type="float" office:value="1.919" calcext:value-type="float">
            <text:p>1.9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4" calcext:value-type="float">
            <text:p>0.004</text:p>
          </table:table-cell>
          <table:table-cell office:value-type="float" office:value="1.951" calcext:value-type="float">
            <text:p>1.951</text:p>
          </table:table-cell>
          <table:table-cell office:value-type="float" office:value="0.005" calcext:value-type="float">
            <text:p>0.005</text:p>
          </table:table-cell>
          <table:table-cell office:value-type="float" office:value="2.065" calcext:value-type="float">
            <text:p>2.0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21" calcext:value-type="float">
            <text:p>0.021</text:p>
          </table:table-cell>
          <table:table-cell office:value-type="float" office:value="0.007" calcext:value-type="float">
            <text:p>0.007</text:p>
          </table:table-cell>
          <table:table-cell office:value-type="float" office:value="2.044" calcext:value-type="float">
            <text:p>2.044</text:p>
          </table:table-cell>
          <table:table-cell office:value-type="float" office:value="0.003" calcext:value-type="float">
            <text:p>0.003</text:p>
          </table:table-cell>
          <table:table-cell office:value-type="float" office:value="2.165" calcext:value-type="float">
            <text:p>2.1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4" calcext:value-type="float">
            <text:p>0.004</text:p>
          </table:table-cell>
          <table:table-cell office:value-type="float" office:value="2.096" calcext:value-type="float">
            <text:p>2.096</text:p>
          </table:table-cell>
          <table:table-cell office:value-type="float" office:value="0.002" calcext:value-type="float">
            <text:p>0.002</text:p>
          </table:table-cell>
          <table:table-cell office:value-type="float" office:value="2.199" calcext:value-type="float">
            <text:p>2.1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5" calcext:value-type="float">
            <text:p>0.005</text:p>
          </table:table-cell>
          <table:table-cell office:value-type="float" office:value="2.01" calcext:value-type="float">
            <text:p>2.01</text:p>
          </table:table-cell>
          <table:table-cell office:value-type="float" office:value="0.006" calcext:value-type="float">
            <text:p>0.006</text:p>
          </table:table-cell>
          <table:table-cell office:value-type="float" office:value="2.125" calcext:value-type="float">
            <text:p>2.1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5" calcext:value-type="float">
            <text:p>0.005</text:p>
          </table:table-cell>
          <table:table-cell office:value-type="float" office:value="1.941" calcext:value-type="float">
            <text:p>1.941</text:p>
          </table:table-cell>
          <table:table-cell office:value-type="float" office:value="0.003" calcext:value-type="float">
            <text:p>0.003</text:p>
          </table:table-cell>
          <table:table-cell office:value-type="float" office:value="2.042" calcext:value-type="float">
            <text:p>2.0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5" calcext:value-type="float">
            <text:p>0.015</text:p>
          </table:table-cell>
          <table:table-cell office:value-type="float" office:value="1.941" calcext:value-type="float">
            <text:p>1.941</text:p>
          </table:table-cell>
          <table:table-cell office:value-type="float" office:value="0.003" calcext:value-type="float">
            <text:p>0.003</text:p>
          </table:table-cell>
          <table:table-cell office:value-type="float" office:value="2.059" calcext:value-type="float">
            <text:p>2.0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2" calcext:value-type="float">
            <text:p>0.02</text:p>
          </table:table-cell>
          <table:table-cell office:value-type="float" office:value="0.004" calcext:value-type="float">
            <text:p>0.004</text:p>
          </table:table-cell>
          <table:table-cell office:value-type="float" office:value="1.922" calcext:value-type="float">
            <text:p>1.922</text:p>
          </table:table-cell>
          <table:table-cell office:value-type="float" office:value="0.003" calcext:value-type="float">
            <text:p>0.003</text:p>
          </table:table-cell>
          <table:table-cell office:value-type="float" office:value="2.025" calcext:value-type="float">
            <text:p>2.0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4" calcext:value-type="float">
            <text:p>0.004</text:p>
          </table:table-cell>
          <table:table-cell office:value-type="float" office:value="1.955" calcext:value-type="float">
            <text:p>1.955</text:p>
          </table:table-cell>
          <table:table-cell office:value-type="float" office:value="0.002" calcext:value-type="float">
            <text:p>0.002</text:p>
          </table:table-cell>
          <table:table-cell office:value-type="float" office:value="2.053" calcext:value-type="float">
            <text:p>2.0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4" calcext:value-type="float">
            <text:p>0.004</text:p>
          </table:table-cell>
          <table:table-cell office:value-type="float" office:value="1.934" calcext:value-type="float">
            <text:p>1.934</text:p>
          </table:table-cell>
          <table:table-cell office:value-type="float" office:value="0.005" calcext:value-type="float">
            <text:p>0.005</text:p>
          </table:table-cell>
          <table:table-cell office:value-type="float" office:value="2.049" calcext:value-type="float">
            <text:p>2.0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4" calcext:value-type="float">
            <text:p>0.004</text:p>
          </table:table-cell>
          <table:table-cell office:value-type="float" office:value="1.944" calcext:value-type="float">
            <text:p>1.944</text:p>
          </table:table-cell>
          <table:table-cell office:value-type="float" office:value="0.002" calcext:value-type="float">
            <text:p>0.002</text:p>
          </table:table-cell>
          <table:table-cell office:value-type="float" office:value="2.046" calcext:value-type="float">
            <text:p>2.0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21" calcext:value-type="float">
            <text:p>0.021</text:p>
          </table:table-cell>
          <table:table-cell office:value-type="float" office:value="0.006" calcext:value-type="float">
            <text:p>0.006</text:p>
          </table:table-cell>
          <table:table-cell office:value-type="float" office:value="1.894" calcext:value-type="float">
            <text:p>1.894</text:p>
          </table:table-cell>
          <table:table-cell office:value-type="float" office:value="0.003" calcext:value-type="float">
            <text:p>0.003</text:p>
          </table:table-cell>
          <table:table-cell office:value-type="float" office:value="2.008" calcext:value-type="float">
            <text:p>2.0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2" calcext:value-type="float">
            <text:p>0.02</text:p>
          </table:table-cell>
          <table:table-cell office:value-type="float" office:value="0.006" calcext:value-type="float">
            <text:p>0.006</text:p>
          </table:table-cell>
          <table:table-cell office:value-type="float" office:value="1.933" calcext:value-type="float">
            <text:p>1.933</text:p>
          </table:table-cell>
          <table:table-cell office:value-type="float" office:value="0.002" calcext:value-type="float">
            <text:p>0.002</text:p>
          </table:table-cell>
          <table:table-cell office:value-type="float" office:value="2.046" calcext:value-type="float">
            <text:p>2.0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5" calcext:value-type="float">
            <text:p>0.005</text:p>
          </table:table-cell>
          <table:table-cell office:value-type="float" office:value="1.833" calcext:value-type="float">
            <text:p>1.833</text:p>
          </table:table-cell>
          <table:table-cell office:value-type="float" office:value="0.003" calcext:value-type="float">
            <text:p>0.003</text:p>
          </table:table-cell>
          <table:table-cell office:value-type="float" office:value="1.941" calcext:value-type="float">
            <text:p>1.9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5" calcext:value-type="float">
            <text:p>0.005</text:p>
          </table:table-cell>
          <table:table-cell office:value-type="float" office:value="2.018" calcext:value-type="float">
            <text:p>2.018</text:p>
          </table:table-cell>
          <table:table-cell office:value-type="float" office:value="0.004" calcext:value-type="float">
            <text:p>0.004</text:p>
          </table:table-cell>
          <table:table-cell office:value-type="float" office:value="2.123" calcext:value-type="float">
            <text:p>2.1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2" calcext:value-type="float">
            <text:p>0.02</text:p>
          </table:table-cell>
          <table:table-cell office:value-type="float" office:value="0.006" calcext:value-type="float">
            <text:p>0.006</text:p>
          </table:table-cell>
          <table:table-cell office:value-type="float" office:value="1.888" calcext:value-type="float">
            <text:p>1.888</text:p>
          </table:table-cell>
          <table:table-cell office:value-type="float" office:value="0.004" calcext:value-type="float">
            <text:p>0.004</text:p>
          </table:table-cell>
          <table:table-cell office:value-type="float" office:value="2.008" calcext:value-type="float">
            <text:p>2.0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4" calcext:value-type="float">
            <text:p>0.004</text:p>
          </table:table-cell>
          <table:table-cell office:value-type="float" office:value="1.927" calcext:value-type="float">
            <text:p>1.927</text:p>
          </table:table-cell>
          <table:table-cell office:value-type="float" office:value="0.003" calcext:value-type="float">
            <text:p>0.003</text:p>
          </table:table-cell>
          <table:table-cell office:value-type="float" office:value="2.028" calcext:value-type="float">
            <text:p>2.0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5" calcext:value-type="float">
            <text:p>0.005</text:p>
          </table:table-cell>
          <table:table-cell office:value-type="float" office:value="2.066" calcext:value-type="float">
            <text:p>2.066</text:p>
          </table:table-cell>
          <table:table-cell office:value-type="float" office:value="0.003" calcext:value-type="float">
            <text:p>0.003</text:p>
          </table:table-cell>
          <table:table-cell office:value-type="float" office:value="2.18" calcext:value-type="float">
            <text:p>2.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32" calcext:value-type="float">
            <text:p>0.032</text:p>
          </table:table-cell>
          <table:table-cell office:value-type="float" office:value="0.012" calcext:value-type="float">
            <text:p>0.012</text:p>
          </table:table-cell>
          <table:table-cell office:value-type="float" office:value="1.92" calcext:value-type="float">
            <text:p>1.92</text:p>
          </table:table-cell>
          <table:table-cell office:value-type="float" office:value="0.006" calcext:value-type="float">
            <text:p>0.006</text:p>
          </table:table-cell>
          <table:table-cell office:value-type="float" office:value="2.103" calcext:value-type="float">
            <text:p>2.1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4" calcext:value-type="float">
            <text:p>0.004</text:p>
          </table:table-cell>
          <table:table-cell office:value-type="float" office:value="1.942" calcext:value-type="float">
            <text:p>1.942</text:p>
          </table:table-cell>
          <table:table-cell office:value-type="float" office:value="0.002" calcext:value-type="float">
            <text:p>0.002</text:p>
          </table:table-cell>
          <table:table-cell office:value-type="float" office:value="2.047" calcext:value-type="float">
            <text:p>2.0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2" calcext:value-type="float">
            <text:p>0.012</text:p>
          </table:table-cell>
          <table:table-cell office:value-type="float" office:value="2.587" calcext:value-type="float">
            <text:p>2.587</text:p>
          </table:table-cell>
          <table:table-cell office:value-type="float" office:value="0.005" calcext:value-type="float">
            <text:p>0.005</text:p>
          </table:table-cell>
          <table:table-cell office:value-type="float" office:value="2.744" calcext:value-type="float">
            <text:p>2.7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9" calcext:value-type="float">
            <text:p>0.009</text:p>
          </table:table-cell>
          <table:table-cell office:value-type="float" office:value="2.151" calcext:value-type="float">
            <text:p>2.151</text:p>
          </table:table-cell>
          <table:table-cell office:value-type="float" office:value="0.003" calcext:value-type="float">
            <text:p>0.003</text:p>
          </table:table-cell>
          <table:table-cell office:value-type="float" office:value="2.268" calcext:value-type="float">
            <text:p>2.2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9" calcext:value-type="float">
            <text:p>0.009</text:p>
          </table:table-cell>
          <table:table-cell office:value-type="float" office:value="2.115" calcext:value-type="float">
            <text:p>2.115</text:p>
          </table:table-cell>
          <table:table-cell office:value-type="float" office:value="0.005" calcext:value-type="float">
            <text:p>0.005</text:p>
          </table:table-cell>
          <table:table-cell office:value-type="float" office:value="2.293" calcext:value-type="float">
            <text:p>2.2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34" calcext:value-type="float">
            <text:p>0.034</text:p>
          </table:table-cell>
          <table:table-cell office:value-type="float" office:value="0.02" calcext:value-type="float">
            <text:p>0.02</text:p>
          </table:table-cell>
          <table:table-cell office:value-type="float" office:value="2.763" calcext:value-type="float">
            <text:p>2.763</text:p>
          </table:table-cell>
          <table:table-cell office:value-type="float" office:value="0.009" calcext:value-type="float">
            <text:p>0.009</text:p>
          </table:table-cell>
          <table:table-cell office:value-type="float" office:value="2.994" calcext:value-type="float">
            <text:p>2.9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32" calcext:value-type="float">
            <text:p>0.032</text:p>
          </table:table-cell>
          <table:table-cell office:value-type="float" office:value="0.016" calcext:value-type="float">
            <text:p>0.016</text:p>
          </table:table-cell>
          <table:table-cell office:value-type="float" office:value="2.041" calcext:value-type="float">
            <text:p>2.041</text:p>
          </table:table-cell>
          <table:table-cell office:value-type="float" office:value="0.004" calcext:value-type="float">
            <text:p>0.004</text:p>
          </table:table-cell>
          <table:table-cell office:value-type="float" office:value="2.222" calcext:value-type="float">
            <text:p>2.2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34" calcext:value-type="float">
            <text:p>0.034</text:p>
          </table:table-cell>
          <table:table-cell office:value-type="float" office:value="0.016" calcext:value-type="float">
            <text:p>0.016</text:p>
          </table:table-cell>
          <table:table-cell office:value-type="float" office:value="2.641" calcext:value-type="float">
            <text:p>2.641</text:p>
          </table:table-cell>
          <table:table-cell office:value-type="float" office:value="0.007" calcext:value-type="float">
            <text:p>0.007</text:p>
          </table:table-cell>
          <table:table-cell office:value-type="float" office:value="2.866" calcext:value-type="float">
            <text:p>2.8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9" calcext:value-type="float">
            <text:p>0.009</text:p>
          </table:table-cell>
          <table:table-cell office:value-type="float" office:value="2.599" calcext:value-type="float">
            <text:p>2.599</text:p>
          </table:table-cell>
          <table:table-cell office:value-type="float" office:value="0.009" calcext:value-type="float">
            <text:p>0.009</text:p>
          </table:table-cell>
          <table:table-cell office:value-type="float" office:value="2.759" calcext:value-type="float">
            <text:p>2.7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06" calcext:value-type="float">
            <text:p>0.006</text:p>
          </table:table-cell>
          <table:table-cell office:value-type="float" office:value="2.193" calcext:value-type="float">
            <text:p>2.193</text:p>
          </table:table-cell>
          <table:table-cell office:value-type="float" office:value="0.006" calcext:value-type="float">
            <text:p>0.006</text:p>
          </table:table-cell>
          <table:table-cell office:value-type="float" office:value="2.346" calcext:value-type="float">
            <text:p>2.3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38" calcext:value-type="float">
            <text:p>0.038</text:p>
          </table:table-cell>
          <table:table-cell office:value-type="float" office:value="0.011" calcext:value-type="float">
            <text:p>0.011</text:p>
          </table:table-cell>
          <table:table-cell office:value-type="float" office:value="1.943" calcext:value-type="float">
            <text:p>1.943</text:p>
          </table:table-cell>
          <table:table-cell office:value-type="float" office:value="0.004" calcext:value-type="float">
            <text:p>0.004</text:p>
          </table:table-cell>
          <table:table-cell office:value-type="float" office:value="2.122" calcext:value-type="float">
            <text:p>2.1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" calcext:value-type="float">
            <text:p>0.01</text:p>
          </table:table-cell>
          <table:table-cell office:value-type="float" office:value="2.023" calcext:value-type="float">
            <text:p>2.023</text:p>
          </table:table-cell>
          <table:table-cell office:value-type="float" office:value="0.003" calcext:value-type="float">
            <text:p>0.003</text:p>
          </table:table-cell>
          <table:table-cell office:value-type="float" office:value="2.144" calcext:value-type="float">
            <text:p>2.1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2" calcext:value-type="float">
            <text:p>0.02</text:p>
          </table:table-cell>
          <table:table-cell office:value-type="float" office:value="0.009" calcext:value-type="float">
            <text:p>0.009</text:p>
          </table:table-cell>
          <table:table-cell office:value-type="float" office:value="1.856" calcext:value-type="float">
            <text:p>1.856</text:p>
          </table:table-cell>
          <table:table-cell office:value-type="float" office:value="0.003" calcext:value-type="float">
            <text:p>0.003</text:p>
          </table:table-cell>
          <table:table-cell office:value-type="float" office:value="1.986" calcext:value-type="float">
            <text:p>1.9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6" calcext:value-type="float">
            <text:p>0.006</text:p>
          </table:table-cell>
          <table:table-cell office:value-type="float" office:value="1.943" calcext:value-type="float">
            <text:p>1.943</text:p>
          </table:table-cell>
          <table:table-cell office:value-type="float" office:value="0.003" calcext:value-type="float">
            <text:p>0.003</text:p>
          </table:table-cell>
          <table:table-cell office:value-type="float" office:value="2.052" calcext:value-type="float">
            <text:p>2.0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" calcext:value-type="float">
            <text:p>0.01</text:p>
          </table:table-cell>
          <table:table-cell office:value-type="float" office:value="2.05" calcext:value-type="float">
            <text:p>2.05</text:p>
          </table:table-cell>
          <table:table-cell office:value-type="float" office:value="0.003" calcext:value-type="float">
            <text:p>0.003</text:p>
          </table:table-cell>
          <table:table-cell office:value-type="float" office:value="2.18" calcext:value-type="float">
            <text:p>2.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1" calcext:value-type="float">
            <text:p>0.011</text:p>
          </table:table-cell>
          <table:table-cell office:value-type="float" office:value="1.894" calcext:value-type="float">
            <text:p>1.894</text:p>
          </table:table-cell>
          <table:table-cell office:value-type="float" office:value="0.003" calcext:value-type="float">
            <text:p>0.003</text:p>
          </table:table-cell>
          <table:table-cell office:value-type="float" office:value="2.02" calcext:value-type="float">
            <text:p>2.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6" calcext:value-type="float">
            <text:p>0.006</text:p>
          </table:table-cell>
          <table:table-cell office:value-type="float" office:value="1.918" calcext:value-type="float">
            <text:p>1.918</text:p>
          </table:table-cell>
          <table:table-cell office:value-type="float" office:value="0.003" calcext:value-type="float">
            <text:p>0.003</text:p>
          </table:table-cell>
          <table:table-cell office:value-type="float" office:value="2.04" calcext:value-type="float">
            <text:p>2.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7" calcext:value-type="float">
            <text:p>0.007</text:p>
          </table:table-cell>
          <table:table-cell office:value-type="float" office:value="1.923" calcext:value-type="float">
            <text:p>1.923</text:p>
          </table:table-cell>
          <table:table-cell office:value-type="float" office:value="0.004" calcext:value-type="float">
            <text:p>0.004</text:p>
          </table:table-cell>
          <table:table-cell office:value-type="float" office:value="2.051" calcext:value-type="float">
            <text:p>2.0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6" calcext:value-type="float">
            <text:p>0.006</text:p>
          </table:table-cell>
          <table:table-cell office:value-type="float" office:value="1.958" calcext:value-type="float">
            <text:p>1.958</text:p>
          </table:table-cell>
          <table:table-cell office:value-type="float" office:value="0.005" calcext:value-type="float">
            <text:p>0.005</text:p>
          </table:table-cell>
          <table:table-cell office:value-type="float" office:value="2.069" calcext:value-type="float">
            <text:p>2.0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4" calcext:value-type="float">
            <text:p>0.004</text:p>
          </table:table-cell>
          <table:table-cell office:value-type="float" office:value="1.932" calcext:value-type="float">
            <text:p>1.932</text:p>
          </table:table-cell>
          <table:table-cell office:value-type="float" office:value="0.003" calcext:value-type="float">
            <text:p>0.003</text:p>
          </table:table-cell>
          <table:table-cell office:value-type="float" office:value="2.035" calcext:value-type="float">
            <text:p>2.0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4" calcext:value-type="float">
            <text:p>0.004</text:p>
          </table:table-cell>
          <table:table-cell office:value-type="float" office:value="1.953" calcext:value-type="float">
            <text:p>1.953</text:p>
          </table:table-cell>
          <table:table-cell office:value-type="float" office:value="0.003" calcext:value-type="float">
            <text:p>0.003</text:p>
          </table:table-cell>
          <table:table-cell office:value-type="float" office:value="2.06" calcext:value-type="float">
            <text:p>2.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4" calcext:value-type="float">
            <text:p>0.004</text:p>
          </table:table-cell>
          <table:table-cell office:value-type="float" office:value="1.94" calcext:value-type="float">
            <text:p>1.94</text:p>
          </table:table-cell>
          <table:table-cell office:value-type="float" office:value="0.003" calcext:value-type="float">
            <text:p>0.003</text:p>
          </table:table-cell>
          <table:table-cell office:value-type="float" office:value="2.038" calcext:value-type="float">
            <text:p>2.0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23" calcext:value-type="float">
            <text:p>0.023</text:p>
          </table:table-cell>
          <table:table-cell office:value-type="float" office:value="0.006" calcext:value-type="float">
            <text:p>0.006</text:p>
          </table:table-cell>
          <table:table-cell office:value-type="float" office:value="1.857" calcext:value-type="float">
            <text:p>1.857</text:p>
          </table:table-cell>
          <table:table-cell office:value-type="float" office:value="0.008" calcext:value-type="float">
            <text:p>0.008</text:p>
          </table:table-cell>
          <table:table-cell office:value-type="float" office:value="2.01" calcext:value-type="float">
            <text:p>2.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5" calcext:value-type="float">
            <text:p>0.005</text:p>
          </table:table-cell>
          <table:table-cell office:value-type="float" office:value="1.94" calcext:value-type="float">
            <text:p>1.94</text:p>
          </table:table-cell>
          <table:table-cell office:value-type="float" office:value="0.002" calcext:value-type="float">
            <text:p>0.002</text:p>
          </table:table-cell>
          <table:table-cell office:value-type="float" office:value="2.042" calcext:value-type="float">
            <text:p>2.0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6" calcext:value-type="float">
            <text:p>0.006</text:p>
          </table:table-cell>
          <table:table-cell office:value-type="float" office:value="1.993" calcext:value-type="float">
            <text:p>1.993</text:p>
          </table:table-cell>
          <table:table-cell office:value-type="float" office:value="0.004" calcext:value-type="float">
            <text:p>0.004</text:p>
          </table:table-cell>
          <table:table-cell office:value-type="float" office:value="2.116" calcext:value-type="float">
            <text:p>2.1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32" calcext:value-type="float">
            <text:p>0.032</text:p>
          </table:table-cell>
          <table:table-cell office:value-type="float" office:value="0.011" calcext:value-type="float">
            <text:p>0.011</text:p>
          </table:table-cell>
          <table:table-cell office:value-type="float" office:value="1.913" calcext:value-type="float">
            <text:p>1.913</text:p>
          </table:table-cell>
          <table:table-cell office:value-type="float" office:value="0.004" calcext:value-type="float">
            <text:p>0.004</text:p>
          </table:table-cell>
          <table:table-cell office:value-type="float" office:value="2.067" calcext:value-type="float">
            <text:p>2.0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21" calcext:value-type="float">
            <text:p>0.021</text:p>
          </table:table-cell>
          <table:table-cell office:value-type="float" office:value="0.004" calcext:value-type="float">
            <text:p>0.004</text:p>
          </table:table-cell>
          <table:table-cell office:value-type="float" office:value="2.136" calcext:value-type="float">
            <text:p>2.136</text:p>
          </table:table-cell>
          <table:table-cell office:value-type="float" office:value="0.004" calcext:value-type="float">
            <text:p>0.004</text:p>
          </table:table-cell>
          <table:table-cell office:value-type="float" office:value="2.246" calcext:value-type="float">
            <text:p>2.2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4" calcext:value-type="float">
            <text:p>0.004</text:p>
          </table:table-cell>
          <table:table-cell office:value-type="float" office:value="1.868" calcext:value-type="float">
            <text:p>1.868</text:p>
          </table:table-cell>
          <table:table-cell office:value-type="float" office:value="0.003" calcext:value-type="float">
            <text:p>0.003</text:p>
          </table:table-cell>
          <table:table-cell office:value-type="float" office:value="1.982" calcext:value-type="float">
            <text:p>1.9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5" calcext:value-type="float">
            <text:p>0.005</text:p>
          </table:table-cell>
          <table:table-cell office:value-type="float" office:value="2.072" calcext:value-type="float">
            <text:p>2.072</text:p>
          </table:table-cell>
          <table:table-cell office:value-type="float" office:value="0.004" calcext:value-type="float">
            <text:p>0.004</text:p>
          </table:table-cell>
          <table:table-cell office:value-type="float" office:value="2.189" calcext:value-type="float">
            <text:p>2.1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AVG</text:p>
          </table:table-cell>
          <table:table-cell table:formula="of:=AVERAGE([.J2:.J101])" office:value-type="float" office:value="2.11589" calcext:value-type="float">
            <text:p>2.11589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MIN</text:p>
          </table:table-cell>
          <table:table-cell table:formula="of:=MIN([.J2:.J101])" office:value-type="float" office:value="1.864" calcext:value-type="float">
            <text:p>1.864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MAX</text:p>
          </table:table-cell>
          <table:table-cell table:formula="of:=MAX([.J3:.J102])" office:value-type="float" office:value="2.994" calcext:value-type="float">
            <text:p>2.99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22T16:14:39.959188231</dc:date>
    <meta:editing-duration>PT45S</meta:editing-duration>
    <meta:editing-cycles>1</meta:editing-cycles>
    <meta:document-statistic meta:table-count="1" meta:cell-count="1117" meta:object-count="0"/>
    <meta:generator>LibreOffice/24.2.7.2$Linux_X86_64 LibreOffice_project/420$Build-2</meta:generator>
  </office:meta>
</office:document-meta>
</file>